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IBM Plex Sans" svg:font-family="'IBM Plex Sans', 'Helvetica Neue',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fo:color="#d4d4d4" style:font-name="Arial Narrow" fo:font-size="10.5pt" fo:font-weight="normal" fo:background-color="#1e1e1e"/>
    </style:style>
    <style:style style:name="P2" style:family="paragraph" style:parent-style-name="Standard">
      <style:text-properties style:font-name="Arial Narrow"/>
    </style:style>
    <style:style style:name="T1" style:family="text">
      <style:text-properties fo:font-variant="normal" fo:text-transform="none" fo:color="#161616" style:font-name="IBM Plex Sans" fo:font-size="12pt" fo:letter-spacing="normal" fo:font-style="normal" fo:font-weight="normal"/>
    </style:style>
    <style:style style:name="T2" style:family="text">
      <style:text-properties fo:font-variant="normal" fo:text-transform="none" fo:color="#161616"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 este trabajamos vamos a basarnos en un caso real, por lo que se trata de un ejemplo práctico de una empresa del sector hotelero, usando datos reales de una cadena de hoteles que cuenta con dos establecimientos, uno en la ciudad y otro en la costa, un resort hotelero.</text:p>
      <text:p text:style-name="P2"/>
      <text:p text:style-name="P2">Vamos a abordar las fases de : planteamiento almacenamiento, limpieza y análisis de los datos. Además, se plantea un ejemplo con tres algoritmos de Machine Learning en el que se crea un modelo de previsión de cancelación de reservas, cuya aplicación podría suponer la obtención de numerosos beneficios para la empresa para crear acciones que reduzcan su impacto.</text:p>
      <text:p text:style-name="P2"/>
      <text:p text:style-name="P2"/>
      <text:p text:style-name="P2"/>
      <text:p text:style-name="P2">Como decíamos antes, nuestro caso se basa en dos hoteles un resort y otro un hotel en la ciudad, ambos ubicados en Portugal.</text:p>
      <text:p text:style-name="P2"/>
      <text:p text:style-name="P2">En el caso de una empresa del sector hotelero podemos recibir la información de numerosas fuentes. Los clientes reservarán habitación por medio de un comparador de hoteles, la web de nuestro hotel o por teléfono, por lo que tendrán que rellenar un formulario que debería ser homogéneo independientemente del lugar de recogida. En primer lugar, tendríamos que decidir qué datos vamos a recoger y cuáles de estos van a ser campos obligatorios u opcionales. Si exigimos un gran número de campos podemos correr el riesgo de que no se rellene el formulario. Aunque al ser un hotel, los clientes tienen que rellenar de forma obligatoria para poder registrarse en él. Lo ideal para estos datos es que sean recogidos en un software de CRM que los envíe a nuestro modelo de datos.</text:p>
      <text:p text:style-name="P2"/>
      <text:p text:style-name="P2"/>
      <text:p text:style-name="P2">LIMPIEZA DE DATOS</text:p>
      <text:p text:style-name="P2"/>
      <text:p text:style-name="P2"/>
      <text:p text:style-name="P2">Comprobamos la configuración del conjunto de datos con la función “df.shape” que el conjunto tiene 119390 observaciones y 32 variables </text:p>
      <text:p text:style-name="P2"/>
      <text:p text:style-name="P2">Se comprueba la presencia de outliers o valores atípicos y valores nulos. Para este estudio se crea una lista con las categorías de las 32 variables disponibles, añadiendo el tipo de datos de cada variable, los valores únicos y la cantidad de datos nulos .</text:p>
      <text:p text:style-name="P2"/>
      <text:p text:style-name="P2">Obtenemos una tabla con la información de las 32 variables </text:p>
      <text:p text:style-name="P2"/>
      <text:p text:style-name="P2"/>
      <text:p text:style-name="P2">Se comienza con la limpieza con el campo “country” un campo categórico con 488 valores nulos y 177 valores únicos. Creamos un mapa de calor para ver la distribución y podemos comprobar que más de un 40% están en Portugal, por lo que se decide rellenar los valores nulos con el código “PT” correspondiente a Portugal. El campo “children” cuya media es 0,11 niños por lo que se decide rellenarlo por 0 en sus 4 valores nulos. Se 17 eliminan las variables “agent” y “company” ya que contienen una gran cantidad de datos nulos. Además, la gran cantidad de valores únicos que tienen siendo variables categóricas complejizan el modelo. Se elimina la variable “cancelation_status” porque tiene los mismos valores que la variable “is_canceled”. Posteriormente para finalizar la limpieza y poder aplicar ML tendremos que codificar las variables categóricas .</text:p>
      <text:p text:style-name="P2"/>
      <text:p text:style-name="P2"/>
      <text:p text:style-name="P2"/>
      <text:p text:style-name="P2"/>
      <text:p text:style-name="P2"/>
      <text:p text:style-name="P2"/>
      <text:p text:style-name="P2"/>
      <text:p text:style-name="P2"><text:soft-page-break/>AQUI VAMOS A VER, ENTRE OTROS, UNA SERIRE DE ANÁLISIS EFECTUADOS EN BASE A LOS DATOS, ENTRE ELLOS, EL QUE MAS NOS INTERESA QUE ES LAS CANCELACIONES</text:p>
      <text:p text:style-name="P1">El hotel situado en la ciudad se ve afectada por un mayor número de cancelaciones, pero a la vez recibe un mayor número de reservas efectuadas con respecto al complejo hotelero.</text:p>
      <text:p text:style-name="P1"/>
      <text:p text:style-name="P1">Veamos si es una tendencia sostenida a lo largo del tiempo:</text:p>
      <text:p text:style-name="P1"/>
      <text:p text:style-name="P1">CON RESPECTO AL TIPO DE DEPÓSITO EFECTUADO PARA REALIZAR LA RESERVA,</text:p>
      <text:p text:style-name="P1">Curiosamente, aquellas reservas que no son reembolsables dominan el número de cancelaciones</text:p>
      <text:p text:style-name="P2"/>
      <text:p text:style-name="P2"/>
      <text:p text:style-name="P2">VAMOS A SELECCIONAR UN MODELO DE PREDICCIÓN SUPERVISADA, que como todos sabemos, son aquellos en los que se conoce objetivamente cuales son los valores distintos de la variable dependiente o la que queremos predecir.</text:p>
      <text:p text:style-name="P2"/>
      <text:p text:style-name="P2"/>
      <text:p text:style-name="P2">Sabemos que queremos saber si la variable “is_canceled” tendrá el valor “0” que significa no cancelado o “1” que significa que utilizaremos algoritmos supervisados , </text:p>
      <text:p text:style-name="P2">En este caso, tenemos la variable dependiente etiquetada categóricamente. <text:s/></text:p>
      <text:p text:style-name="P2"/>
      <text:p text:style-name="P2">Para emplear un modelo de ML y validarlo tendremos que crear un conjunto de entrenamiento y un conjunto de test. En primero se recogen muestras de nuestro conjunto de datos para entrenar el algoritmo, y en el segundo se hacen las pruebas para ver el resultado de aciertos con el algoritmo ya entenado. En este caso práctico importamos la función “train_test_split” que separa los conjuntos. Hay indicar cual es nuestra variable dependiente, es decir la variable que queremos predecir y el tamaño que queremos que tenga nuestro conjunto de test y train, ambos siempre deben sumar 1. </text:p>
      <text:p text:style-name="P2"/>
      <text:p text:style-name="P2"/>
      <text:p text:style-name="P2">Una vez realizado el proceso importamos las librerías de los algoritmos de ML que vayamos a utilizar </text:p>
      <text:p text:style-name="P2">En este caso se realizará una prueba con los 3 algoritmos de clasificación más utilizados y se escogerá el que tenga mejor rendimiento que mediremos con la puntuación de precisión </text:p>
      <text:p text:style-name="P2"/>
      <text:p text:style-name="P2"/>
      <text:p text:style-name="P2">El modelo de “Logistic Regression” como su nombre indica se basa en un modelo de regresión logística, funciona utilizando este modelo matemático para determinar la relación entre dos o más variables </text:p>
      <text:p text:style-name="P2"/>
      <text:p text:style-name="P2"/>
      <text:p text:style-name="P2">KNN, o k vecinos mas cercanos, como yo prefiero llamarlo, <text:span text:style-name="T2">utiliza la proximidad para hacer <text:s text:c="2"/>predicciones O CLASFICACIONES como su nombre indica, <text:s/>sobre la agrupación de un punto de datos individual.</text:span> </text:p>
      <text:p text:style-name="P2"/>
      <text:p text:style-name="P2"/>
      <text:p text:style-name="P2">Seguiremos con el algoritmo “Decision tree classifier”, que como curiosidad es el algoritmo más utilizado en la inteligencia empresarial. </text:p>
      <text:p text:style-name="P2"/>
      <text:p text:style-name="P2">El algoritmo “Random forest” es un conjunto de varios árboles de decisión. Es un algoritmo muy efectivo, puesto que consigue resultados bastante precisos y evita el overfitting.</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IBM Plex Sans" svg:font-family="'IBM Plex Sans', 'Helvetica Neue',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24T10:18:40.67</meta:creation-date>
    <meta:document-statistic meta:table-count="0" meta:image-count="0" meta:object-count="0" meta:page-count="2" meta:paragraph-count="24" meta:word-count="892" meta:character-count="5419"/>
    <dc:date>2023-04-24T12:48:01.42</dc:date>
    <meta:editing-duration>PT12M48S</meta:editing-duration>
    <meta:editing-cycles>1</meta:editing-cycles>
    <meta:generator>OpenOffice/4.1.14$Win32 OpenOffice.org_project/4114m1$Build-9811</meta:generator>
  </office:meta>
</office:document-meta>
</file>